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18b46" officeooo:paragraph-rsid="00018b46"/>
    </style:style>
    <style:style style:name="P2" style:family="paragraph" style:parent-style-name="Heading_20_1">
      <style:text-properties officeooo:rsid="00045c2f" officeooo:paragraph-rsid="00045c2f"/>
    </style:style>
    <style:style style:name="P3" style:family="paragraph" style:parent-style-name="Text_20_body">
      <style:text-properties officeooo:paragraph-rsid="0002f4a0"/>
    </style:style>
    <style:style style:name="P4" style:family="paragraph" style:parent-style-name="Text_20_body">
      <style:text-properties officeooo:rsid="00045c2f" officeooo:paragraph-rsid="00045c2f"/>
    </style:style>
    <style:style style:name="P5" style:family="paragraph" style:parent-style-name="Text_20_body" style:list-style-name="L1">
      <style:text-properties officeooo:rsid="00045c2f" officeooo:paragraph-rsid="00045c2f"/>
    </style:style>
    <style:style style:name="P6" style:family="paragraph" style:parent-style-name="Text_20_body">
      <style:text-properties officeooo:rsid="00046330" officeooo:paragraph-rsid="00046330"/>
    </style:style>
    <style:style style:name="P7" style:family="paragraph" style:parent-style-name="Text_20_body" style:list-style-name="L1">
      <style:text-properties officeooo:paragraph-rsid="00045c2f"/>
    </style:style>
    <style:style style:name="T1" style:family="text">
      <style:text-properties officeooo:rsid="0002f4a0"/>
    </style:style>
    <style:style style:name="T2" style:family="text">
      <style:text-properties fo:font-style="italic" officeooo:rsid="0002f4a0" style:font-style-asian="italic" style:font-style-complex="italic"/>
    </style:style>
    <style:style style:name="T3" style:family="text">
      <style:text-properties fo:font-style="normal" officeooo:rsid="0002f4a0" style:font-style-asian="normal" style:font-style-complex="normal"/>
    </style:style>
    <style:style style:name="T4" style:family="text">
      <style:text-properties officeooo:rsid="0004341a"/>
    </style:style>
    <style:style style:name="T5" style:family="text">
      <style:text-properties officeooo:rsid="00045c2f"/>
    </style:style>
    <style:style style:name="T6" style:family="text">
      <style:text-properties officeooo:rsid="000463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text:span text:style-name="T5">S</text:span>tore Migration</text:p>
      <text:h text:style-name="P1" text:outline-level="1">Introduction</text:h>
      <text:p text:style-name="P3"><text:span text:style-name="T1">The </text:span><text:span text:style-name="T5">FileStore</text:span><text:span text:style-name="T1"> that is included with OA4MP is intended for smallish installations and does not really scale. A scenario is that one installs it for what is intended to be a low-volume service, but which instead becomes very large. For instance, if auto-approve is on, some clients register themselves essentially for every transaction (</text:span><text:span text:style-name="T2">i.e.</text:span><text:span text:style-name="T3"> single use)</text:span><text:span text:style-name="T1">, resulting in hundreds of thousands of “clients” </text:span><text:span text:style-name="T4">= one for every time a user logs in</text:span><text:span text:style-name="T1"> In that case, the system is overwhelmed and performance slows dramatically. </text:span></text:p>
      <text:p text:style-name="P3"><text:span text:style-name="T1">The Right Way to deal with this is to use a Derby store (which requires no database administration and just works), but how do you get all of your stores migrated? There is a tool for this that makes it quite easy and has been tested with about a million entries. The entire process takes a couple of hours.</text:span></text:p>
      <text:h text:style-name="P2" text:outline-level="1">The FSMigration tool</text:h>
      <text:p text:style-name="P4">This is a separate jar that is downloadable from GitHub. <text:s/>It runs at the command line and takes various arguments and does various things. In a nutshell the sequence is</text:p>
      <text:list xml:id="list3219941462" text:style-name="L1">
        <text:list-item>
          <text:p text:style-name="P5">Take the original source FileStore </text:p>
        </text:list-item>
        <text:list-item>
          <text:p text:style-name="P5">Create a migration database (using Derby) that ingests every entry in the FileStore. <text:span text:style-name="T6">You do not need to install anything for Derby! This is done automatically. </text:span></text:p>
        </text:list-item>
        <text:list-item>
          <text:p text:style-name="P5">Migrate the ingested entries in batches to the new SQL store (which can be any supported SQL store). </text:p>
        </text:list-item>
        <text:list-item>
          <text:p text:style-name="P5">Allow for reports on what was imported. <text:span text:style-name="T6">Since it is assumed you do not want to install Derby itself, this takes the place of doing direct queries.</text:span></text:p>
        </text:list-item>
        <text:list-item>
          <text:p text:style-name="P7"><text:span text:style-name="T5">Allow for </text:span><text:span text:style-name="T6">deleting </text:span><text:span text:style-name="T5">the migration database.</text:span></text:p>
        </text:list-item>
      </text:list>
      <text:p text:style-name="P6">The reasons for the two stage migration are integrity and performance. Integrity ensures that valid store entries are faithfully transferred. This will also transfer pending transactions so the net effect should be that the system goes down for maintenance during the migration and comes up without any losses. The performance issue means not using the internal FileStore APIs but manually accessing the store contents and optimizing the operations. This means the operations run at easily over 100 times the speed that would happen otherwise in a large FileStore (which is the chief limitation of one). It takes a bit more than an hour to transfer 800,000+ entr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08:02:29.557894026</meta:creation-date>
    <dc:date>2024-02-28T10:02:21.418099459</dc:date>
    <meta:editing-duration>PT39M42S</meta:editing-duration>
    <meta:editing-cycles>4</meta:editing-cycles>
    <meta:generator>LibreOffice/6.4.7.2$Linux_X86_64 LibreOffice_project/40$Build-2</meta:generator>
    <meta:document-statistic meta:table-count="0" meta:image-count="0" meta:object-count="0" meta:page-count="1" meta:paragraph-count="12" meta:word-count="372" meta:character-count="2199" meta:non-whitespace-character-count="1839"/>
  </office:meta>
</office:document-meta>
</file>